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972f" style:font-name="Liberation Mono" officeooo:rsid="001ccdf1" officeooo:paragraph-rsid="001ccdf1"/>
    </style:style>
    <style:style style:name="P2" style:family="paragraph" style:parent-style-name="Standard">
      <style:text-properties fo:color="#77bc65" style:font-name="Liberation Mono" officeooo:rsid="001ccdf1" officeooo:paragraph-rsid="001ccdf1"/>
    </style:style>
    <style:style style:name="P3" style:family="paragraph" style:parent-style-name="Standard">
      <style:text-properties fo:font-variant="normal" fo:text-transform="none" fo:color="#202124" style:font-name="Liberation Mono" fo:letter-spacing="normal" officeooo:rsid="001ccdf1" officeooo:paragraph-rsid="001ccdf1"/>
    </style:style>
    <style:style style:name="P4" style:family="paragraph" style:parent-style-name="Standard">
      <style:text-properties fo:font-variant="normal" fo:text-transform="none" fo:color="#ea7500" style:font-name="Liberation Mono" fo:letter-spacing="normal" officeooo:rsid="001ccdf1" officeooo:paragraph-rsid="001ccdf1"/>
    </style:style>
    <style:style style:name="P5" style:family="paragraph" style:parent-style-name="Standard">
      <style:text-properties fo:font-variant="normal" fo:text-transform="none" fo:color="#f10d0c" style:font-name="Liberation Mono" fo:letter-spacing="normal" officeooo:rsid="001ccdf1" officeooo:paragraph-rsid="001ccdf1"/>
    </style:style>
    <style:style style:name="P6" style:family="paragraph" style:parent-style-name="Standard">
      <style:text-properties fo:color="#ea7500" style:font-name="Liberation Mono" officeooo:rsid="001ccdf1" officeooo:paragraph-rsid="001ccdf1"/>
    </style:style>
    <style:style style:name="T1" style:family="text">
      <style:text-properties officeooo:rsid="001d7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QUE É NODEJS ?</text:p>
      <text:p text:style-name="P6"/>
      <text:p text:style-name="P1"/>
      <text:p text:style-name="P1"/>
      <text:p text:style-name="P1"/>
      <text:p text:style-name="P2">O NodeJS é uma ferramenta que nos permite utillizar o JavaScript no back-end ( no lado do servidor ), </text:p>
      <text:p text:style-name="P2"/>
      <text:p text:style-name="P3"/>
      <text:p text:style-name="P3"/>
      <text:p text:style-name="P3"/>
      <text:p text:style-name="P4">CARACTERÍSTICAS: </text:p>
      <text:p text:style-name="P4"/>
      <text:p text:style-name="P4"/>
      <text:p text:style-name="P5">▪ JavaScript no back-end.</text:p>
      <text:p text:style-name="P5">▪ Não lida com eventos do usuário final.</text:p>
      <text:p text:style-name="P5">▪ Rotas e integrações.</text:p>
      <text:p text:style-name="P5">▪ Plataforma ( Não linguagem ). Podemos chamar o NodeJS de <text:s text:c="24"/><text:span text:style-name="T1"><text:s text:c="2"/></text:span>plataforma para desenvolvimento de back-end.</text:p>
      <text:p text:style-name="P5">▪ Comparável a PHP, Ruby, Python, G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5:47:27.506434358</meta:creation-date>
    <dc:date>2022-08-26T15:58:55.838039977</dc:date>
    <meta:editing-duration>PT48S</meta:editing-duration>
    <meta:editing-cycles>1</meta:editing-cycles>
    <meta:document-statistic meta:table-count="0" meta:image-count="0" meta:object-count="0" meta:page-count="1" meta:paragraph-count="8" meta:word-count="64" meta:character-count="388" meta:non-whitespace-character-count="304"/>
    <meta:generator>LibreOffice/6.4.7.2$Linux_X86_64 LibreOffice_project/40$Build-2</meta:generator>
  </office:meta>
</office:document-meta>
</file>